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6.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07cm"/>
    </style:style>
    <style:style style:name="pr4" style:family="presentation" style:parent-style-name="Default-title">
      <style:graphic-properties draw:textarea-vertical-align="top" fo:min-height="16.256cm"/>
    </style:style>
    <style:style style:name="pr5" style:family="presentation" style:parent-style-name="Default-title">
      <style:graphic-properties draw:textarea-vertical-align="top" fo:min-height="14.824cm"/>
    </style:style>
    <style:style style:name="pr6" style:family="presentation" style:parent-style-name="Default-title">
      <style:graphic-properties draw:textarea-vertical-align="top" fo:min-height="18.439cm"/>
    </style:style>
    <style:style style:name="pr7" style:family="presentation" style:parent-style-name="Default-title">
      <style:graphic-properties draw:textarea-vertical-align="top" fo:min-height="15.805cm"/>
    </style:style>
    <style:style style:name="pr8" style:family="presentation" style:parent-style-name="Default-title">
      <style:graphic-properties draw:textarea-vertical-align="top" fo:min-height="23.211cm"/>
    </style:style>
    <style:style style:name="pr9" style:family="presentation" style:parent-style-name="Default-title" style:list-style-name="L1">
      <style:graphic-properties draw:textarea-vertical-align="top" fo:min-height="18.439cm"/>
    </style:style>
    <style:style style:name="P1" style:family="paragraph">
      <style:text-properties style:font-name="DejaVu Sans Condensed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 Condensed"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DejaVu Sans Condensed" fo:font-size="44pt" style:font-size-asian="44pt" style:font-size-complex="44pt"/>
    </style:style>
    <style:style style:name="T2" style:family="text">
      <style:text-properties style:font-name="DejaVu Sans Condensed" fo:font-size="36pt" style:font-size-asian="36pt" style:font-size-complex="36pt"/>
    </style:style>
    <style:style style:name="T3" style:family="text">
      <style:text-properties style:font-name="DejaVu Sans Condensed" fo:font-size="32pt" style:font-size-asian="32pt" style:font-size-complex="32pt"/>
    </style:style>
    <style:style style:name="T4" style:family="text">
      <style:text-properties style:font-name="DejaVu Sans Condense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99cm" svg:height="16.79cm" svg:x="0.6cm" svg:y="2.197cm" presentation:class="title" presentation:user-transformed="true">
          <draw:text-box>
            <text:p><text:span text:style-name="T1">Apprentissage de la programmation</text:span><text:span text:style-name="T1"><text:line-break/></text:span><text:span text:style-name="T1"><text:line-break/></text:span><text:span text:style-name="T2">Séance 3 – Informatique et politique</text:span><text:span text:style-name="T2"><text:line-break/></text:span><text:span text:style-name="T1"><text:line-break/></text:span><text:span text:style-name="T1"><text:line-break/></text:span><text:span text:style-name="T3">Michel Blancard</text:span><text:span text:style-name="T3"><text:line-break/></text:span><text:span text:style-name="T3"><text:a xlink:href="mailto:p7@michelblancard.fr" xlink:type="simple">p7@michelblancard.fr</text:a></text:span><text:span text:style-name="T3"><text:line-break/></text:span><text:span text:style-name="T3"><text:line-break/></text:span><text:span text:style-name="T3"><text:line-break/></text:span><text:span text:style-name="T3">Lien racine : https://bit.ly/2DmV7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Informatique et politique</text:span></text:p>
          </draw:text-box>
        </draw:frame>
        <draw:frame presentation:style-name="pr4" draw:text-style-name="P4" draw:layer="layout" svg:width="26.599cm" svg:height="16.256cm" svg:x="0.701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<text:line-break/></text:span><text:span text:style-name="T3">« L’informatique est une science et un outil technique. Elle est donc apolitique. 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Informatique et politique</text:span></text:p>
          </draw:text-box>
        </draw:frame>
        <draw:frame presentation:style-name="pr4" draw:text-style-name="P4" draw:layer="layout" svg:width="26.599cm" svg:height="16.256cm" svg:x="0.701cm" svg:y="3.764cm" presentation:class="title" presentation:user-transformed="true">
          <draw:text-box>
            <text:p text:style-name="P3"><text:span text:style-name="T3">Quelques thèmes d’actualité :</text:span><text:span text:style-name="T3"><text:line-break/></text:span><text:span text:style-name="T3"><text:line-break/></text:span><text:span text:style-name="T3">1. Le grand débat des geeks : open VS free</text:span><text:span text:style-name="T3"><text:line-break/></text:span><text:span text:style-name="T3"><text:line-break/></text:span><text:span text:style-name="T3">2. L’utopie des communs</text:span><text:span text:style-name="T3"><text:line-break/></text:span><text:span text:style-name="T3"><text:line-break/></text:span><text:span text:style-name="T3">3. Technologie et contestation</text:span><text:span text:style-name="T3"><text:line-break/></text:span><text:span text:style-name="T3"><text:line-break/></text:span><text:span text:style-name="T3">4. Réformer la démocratie par la technologie</text:span><text:span text:style-name="T3"><text:line-break/></text:span><text:span text:style-name="T3"><text:line-break/></text:span><text:span text:style-name="T3">5. Manipuler par la technologie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Informatique et politique</text:span><text:span text:style-name="T1"><text:line-break/></text:span><text:span text:style-name="T3">1. Le grand débat des geeks : open VS free</text:span></text:p>
          </draw:text-box>
        </draw:frame>
        <draw:frame presentation:style-name="pr5" draw:text-style-name="P4" draw:layer="layout" svg:width="26.599cm" svg:height="14.824cm" svg:x="0.701cm" svg:y="4.618cm" presentation:class="title" presentation:user-transformed="true">
          <draw:text-box>
            <text:p text:style-name="P3"><text:span text:style-name="T3">Closed source :</text:span><text:span text:style-name="T3"><text:line-break/></text:span><text:span text:style-name="T3"><text:tab/></text:span><text:span text:style-name="T3">l’auteur ne publie pas son code</text:span><text:span text:style-name="T3"><text:line-break/></text:span><text:span text:style-name="T3"><text:line-break/></text:span><text:span text:style-name="T3"><text:line-break/></text:span><text:span text:style-name="T3">Open source (code ouvert) :</text:span><text:span text:style-name="T3"><text:line-break/></text:span><text:span text:style-name="T3"><text:tab/></text:span><text:span text:style-name="T3">l’auteur publie son code</text:span><text:span text:style-name="T3"><text:line-break/></text:span><text:span text:style-name="T3"><text:line-break/></text:span><text:span text:style-name="T3"><text:line-break/></text:span><text:span text:style-name="T3">Free software (logiciel libre) : </text:span><text:span text:style-name="T3"><text:line-break/></text:span><text:span text:style-name="T3"><text:tab/></text:span><text:span text:style-name="T3">toute réutilisation est également un logiciel libre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Informatique et politique</text:span><text:span text:style-name="T1"><text:line-break/></text:span><text:span text:style-name="T3">2. L’utopie des communs</text:span></text:p>
          </draw:text-box>
        </draw:frame>
        <draw:frame presentation:style-name="pr6" draw:text-style-name="P4" draw:layer="layout" svg:width="26.599cm" svg:height="18.439cm" svg:x="0.702cm" svg:y="4.618cm" presentation:class="title" presentation:user-transformed="true">
          <draw:text-box>
            <text:p text:style-name="P3"><text:span text:style-name="T3">Bien commun numérique :</text:span><text:span text:style-name="T3"><text:line-break/></text:span><text:span text:style-name="T3">- non-exclusif</text:span><text:span text:style-name="T3"><text:line-break/></text:span><text:span text:style-name="T3">- utilisation non-rivale</text:span><text:span text:style-name="T3"><text:line-break/></text:span><text:span text:style-name="T3">- géré par les utilisateurs</text:span><text:span text:style-name="T3"><text:line-break/></text:span><text:span text:style-name="T3">- numérique</text:span><text:span text:style-name="T3"><text:line-break/></text:span><text:span text:style-name="T3"><text:line-break/></text:span><text:span text:style-name="T3">Exemples :</text:span><text:span text:style-name="T3"><text:line-break/></text:span><text:span text:style-name="T3">- 1983, GNU/Linux</text:span><text:span text:style-name="T3"><text:line-break/></text:span><text:span text:style-name="T3">- 2001, Wikipedia</text:span><text:span text:style-name="T3"><text:line-break/></text:span><text:span text:style-name="T3">- 2004, OpenStreetMap</text:span><text:span text:style-name="T3"><text:line-break/></text:span><text:span text:style-name="T3">- 2012, Open Food Facts</text:span><text:span text:style-name="T3"><text:line-break/></text:span><text:span text:style-name="T3">- ...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Informatique et politique</text:span><text:span text:style-name="T1"><text:line-break/></text:span><text:span text:style-name="T3">3. Technologie et contestation</text:span></text:p>
          </draw:text-box>
        </draw:frame>
        <draw:frame presentation:style-name="pr5" draw:text-style-name="P4" draw:layer="layout" svg:width="26.599cm" svg:height="14.824cm" svg:x="0.702cm" svg:y="4.618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1470 – 1ère imprimerie en France</text:span><text:span text:style-name="T3"><text:line-break/></text:span><text:span text:style-name="T3">18 octobre 1534 – affaire des « Placards »</text:span><text:span text:style-name="T3"><text:line-break/></text:span><text:span text:style-name="T3">13 janvier 1535 – interdiction de l’imprimerie</text:span><text:span text:style-name="T3"><text:line-break/></text:span><text:span text:style-name="T3">26 février 1535 – institution de la censure royale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Informatique et politique</text:span><text:span text:style-name="T1"><text:line-break/></text:span><text:span text:style-name="T3">3. Technologie et contestation</text:span></text:p>
          </draw:text-box>
        </draw:frame>
        <draw:frame presentation:style-name="pr7" draw:text-style-name="P4" draw:layer="layout" svg:width="26.599cm" svg:height="15.805cm" svg:x="0.702cm" svg:y="4.618cm" presentation:class="title" presentation:user-transformed="true">
          <draw:text-box>
            <text:p text:style-name="P3"><text:span text:style-name="T3">Aujourd’hui :</text:span><text:span text:style-name="T3"><text:line-break/></text:span><text:span text:style-name="T3"><text:line-break/></text:span><text:span text:style-name="T3">- Grand Firewall de Chine (2003) : blocage IP, filtrage DNS, restriction des communication cryptées, …</text:span><text:span text:style-name="T3"><text:line-break/></text:span><text:span text:style-name="T3"><text:line-break/></text:span><text:span text:style-name="T3">- Blogs, jounaux en ligne, twitter, facebook…</text:span><text:span text:style-name="T3"><text:line-break/></text:span><text:span text:style-name="T3"><text:tab/></text:span><text:span text:style-name="T3">→ Printemps arabes (2011)</text:span><text:span text:style-name="T3"><text:line-break/></text:span><text:span text:style-name="T3"><text:tab/></text:span><text:span text:style-name="T3">→ Nuit debout (2016)</text:span><text:span text:style-name="T3"><text:line-break/></text:span><text:span text:style-name="T3"><text:tab/></text:span><text:span text:style-name="T3">→ Gilets jaunes (2018)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Informatique et politique</text:span><text:span text:style-name="T1"><text:line-break/></text:span><text:span text:style-name="T3">4. Réformer la démocratie par la technologie</text:span></text:p>
          </draw:text-box>
        </draw:frame>
        <draw:frame presentation:style-name="pr8" draw:text-style-name="P4" draw:layer="layout" svg:width="26.599cm" svg:height="23.211cm" svg:x="0.702cm" svg:y="3.918cm" presentation:class="title" presentation:user-transformed="true">
          <draw:text-box>
            <text:p text:style-name="P3"><text:span text:style-name="T3">- Mouvement « g0v » : gov.tw → g0v.tw</text:span><text:span text:style-name="T3"><text:line-break/></text:span><text:span text:style-name="T3"><text:tab/></text:span><text:span text:style-name="T3">« fork the government »</text:span><text:span text:style-name="T3"><text:line-break/></text:span><text:span text:style-name="T3"><text:line-break/></text:span><text:span text:style-name="T3">- Mouvement citoyen « Ma Voix »</text:span><text:span text:style-name="T3"><text:line-break/></text:span><text:span text:style-name="T4">(« Tout mandat impératif est nul. » art 27 de la Constitution)</text:span><text:span text:style-name="T3"><text:line-break/></text:span><text:span text:style-name="T3"><text:line-break/></text:span><text:span text:style-name="T3">- Partis pirates (divers pays dont Suède, 2006)</text:span><text:span text:style-name="T3"><text:line-break/></text:span><text:span text:style-name="T3"><text:line-break/></text:span><text:span text:style-name="T3">- Association « Regards Citoyens », nosdeputes.fr</text:span><text:span text:style-name="T3"><text:line-break/></text:span><text:span text:style-name="T3"><text:line-break/></text:span><text:span text:style-name="T3">- Outils de prise de décision : Loomio, DemocracyOS, Decidim, ...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Informatique et politique</text:span><text:span text:style-name="T1"><text:line-break/></text:span><text:span text:style-name="T3">5. Manipuler par la technologie</text:span></text:p>
          </draw:text-box>
        </draw:frame>
        <draw:frame presentation:style-name="pr7" draw:text-style-name="P4" draw:layer="layout" svg:width="26.599cm" svg:height="15.805cm" svg:x="0.702cm" svg:y="4.218cm" presentation:class="title" presentation:user-transformed="true">
          <draw:text-box>
            <text:p text:style-name="P3"><text:span text:style-name="T3">- <text:s/>soupçons d'une ingérence de la Russie dans les élections américaines de 2016</text:span><text:span text:style-name="T3"><text:line-break/></text:span><text:span text:style-name="T3">- suppression de 30.000 comptes Facebook français début 2017 (spam ou désinformation)</text:span><text:span text:style-name="T3"><text:line-break/></text:span><text:span text:style-name="T3">- suppression de 30 comptes Facebook et 85 comptes Instagram malveillants (6 novembre 2018)</text:span><text:span text:style-name="T3"><text:line-break/></text:span><text:span text:style-name="T3"><text:line-break/></text:span><text:span text:style-name="T3">- abandon du vote électronique pour les Français de l’étranger à la présidentielle de 2017</text:span><text:span text:style-name="T3"><text:line-break/></text:span><text:span text:style-name="T3"><text:line-break/></text:span><text:span text:style-name="T3">- « filter bubble » : la personnalisation des contenus entraîne un isol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Correction d’exercices</text:span></text:p>
          </draw:text-box>
        </draw:frame>
        <draw:frame presentation:style-name="pr9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<text:line-break/></text:span><text:span text:style-name="T3">« Implémenter une fonction qui prend en argument l'état du jeu, et affiche le jeu. Cette fonction ne retourne rien. »</text:span><text:span text:style-name="T3"><text:line-break/></text:span><text:span text:style-name="T3"><text:line-break/></text:span><text:span text:style-name="T3">« Implémenter une fonction qui prend en argument une année, et retourne True si l'année est bisextile. »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58:55.954003827</meta:creation-date>
    <dc:date>2019-02-04T14:05:32.022561899</dc:date>
    <meta:editing-duration>PT4H57M3S</meta:editing-duration>
    <meta:editing-cycles>92</meta:editing-cycles>
    <meta:generator>LibreOffice/6.1.3.2$Linux_X86_64 LibreOffice_project/10$Build-2</meta:generator>
    <meta:document-statistic meta:object-count="60"/>
  </office:meta>
</office:document-meta>
</file>